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paragraph-properties fo:text-align="start" style:justify-single-word="false"/>
      <style:text-properties fo:font-size="10.5pt" officeooo:paragraph-rsid="003a0c2d" style:font-name="Arial" style:font-size-asian="10.5pt" style:font-size-complex="10.5pt"/>
    </style:style>
    <style:style style:family="paragraph" style:name="P3" style:parent-style-name="UrbanBody">
      <style:paragraph-properties fo:text-align="start" style:justify-single-word="false"/>
      <style:text-properties fo:font-size="11pt" officeooo:paragraph-rsid="003a0c2d" style:font-name="arial" style:font-size-asian="11pt" style:font-size-complex="11pt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9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normal" officeooo:paragraph-rsid="001a571a" officeooo:rsid="002bef1c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0" style:parent-style-name="Text_20_body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bold" officeooo:paragraph-rsid="002e1e67" officeooo:rsid="002bef1c" style:font-name="Arial" style:font-name-complex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3a0c2d" style:font-name="Arial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a0c2d" style:font-name="Arial" style:font-size-asian="10pt" style:font-size-complex="10pt"/>
    </style:style>
    <style:style style:family="paragraph" style:name="P13" style:parent-style-name="UrbanTitle">
      <style:text-properties fo:font-size="14pt" officeooo:paragraph-rsid="003a0c2d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4pt" officeooo:paragraph-rsid="002bef1c" style:font-name="Arial" style:font-size-asian="14pt" style:font-size-complex="14pt" style:text-underline-style="none"/>
    </style:style>
    <style:style style:family="paragraph" style:name="P15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3a0c2d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 style:parent-style-name="UrbanTitle">
      <style:text-properties fo:font-size="14pt" fo:text-transform="uppercase" officeooo:paragraph-rsid="003a0c2d" officeooo:rsid="0022c4d6" style:font-name="Arial" style:font-size-asian="14pt" style:font-size-complex="14pt"/>
    </style:style>
    <style:style style:family="paragraph" style:name="P18" style:parent-style-name="UrbanTitle">
      <style:text-properties fo:font-size="14pt" fo:text-transform="uppercase" officeooo:paragraph-rsid="003a0c2d" officeooo:rsid="0022c4d6" style:font-name="Arial" style:font-size-asian="14pt" style:font-size-complex="14pt" style:text-underline-style="none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text-transform="uppercase" officeooo:rsid="002bef1c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 style:font-weight-asian="normal" style:font-weight-complex="normal"/>
    </style:style>
    <style:style style:family="text" style:name="T10">
      <style:text-properties fo:background-color="transparent" loext:char-shading-value="0" officeooo:rsid="00072bdd" style:font-weight-asian="normal" style:font-weight-complex="normal"/>
    </style:style>
    <style:style style:family="text" style:name="T11">
      <style:text-properties fo:background-color="transparent" loext:char-shading-value="0" officeooo:rsid="0003b413" style:font-weight-asian="normal" style:font-weight-complex="normal"/>
    </style:style>
    <style:style style:family="text" style:name="T12">
      <style:text-properties fo:background-color="transparent" loext:char-shading-value="0" officeooo:rsid="00051fc3" style:font-weight-asian="normal" style:font-weight-complex="normal"/>
    </style:style>
    <style:style style:family="text" style:name="T13">
      <style:text-properties fo:background-color="transparent" loext:char-shading-value="0" officeooo:rsid="00001613" style:font-weight-asian="normal" style:font-weight-complex="normal"/>
    </style:style>
    <style:style style:family="text" style:name="T14">
      <style:text-properties fo:background-color="transparent" loext:char-shading-value="0" officeooo:rsid="0001c069" style:font-weight-asian="normal" style:font-weight-complex="normal"/>
    </style:style>
    <style:style style:family="text" style:name="T15">
      <style:text-properties fo:background-color="transparent" loext:char-shading-value="0" officeooo:rsid="002bd8d1" style:font-weight-asian="normal" style:font-weight-complex="normal"/>
    </style:style>
    <style:style style:family="text" style:name="T16">
      <style:text-properties fo:background-color="transparent" loext:char-shading-value="0" officeooo:rsid="002bef1c" style:font-weight-asian="normal" style:font-weight-complex="normal"/>
    </style:style>
    <style:style style:family="text" style:name="T17">
      <style:text-properties fo:background-color="transparent" fo:font-style="normal" loext:char-shading-value="0" officeooo:rsid="002bef1c" style:font-style-asian="normal" style:font-style-complex="normal" style:font-weight-asian="normal" style:font-weight-complex="normal"/>
    </style:style>
    <style:style style:family="text" style:name="T18">
      <style:text-properties fo:background-color="transparent" fo:font-style="normal" loext:char-shading-value="0" officeooo:rsid="002ca0de" style:font-style-asian="normal" style:font-style-complex="normal" style:font-weight-asian="normal" style:font-weight-complex="normal"/>
    </style:style>
    <style:style style:family="text" style:name="T19">
      <style:text-properties fo:font-style="normal" style:font-style-asian="normal" style:font-style-complex="normal"/>
    </style:style>
    <style:style style:family="text" style:name="T20">
      <style:text-properties fo:font-style="normal" officeooo:rsid="003fb73f" style:font-style-asian="normal" style:font-style-complex="normal"/>
    </style:style>
    <style:style style:family="text" style:name="T21">
      <style:text-properties fo:font-style="normal" officeooo:rsid="003a0c2d" style:font-style-asian="normal" style:font-style-complex="normal"/>
    </style:style>
    <style:style style:family="text" style:name="T2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5">
      <style:text-properties fo:font-size="10.5pt" style:font-name="Arial" style:font-size-asian="10.5pt" style:font-size-complex="10.5pt"/>
    </style:style>
    <style:style style:family="text" style:name="T26">
      <style:text-properties fo:font-size="10.5pt" officeooo:rsid="0022109e" style:font-name="Arial" style:font-size-asian="10.5pt" style:font-size-complex="10.5pt"/>
    </style:style>
    <style:style style:family="text" style:name="T27">
      <style:text-properties officeooo:rsid="003b1856"/>
    </style:style>
    <style:style style:family="text" style:name="T2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9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1"><office:annotation><dc:creator>Gauthier Bastien</dc:creator><dc:date>2011-01-13T14:56:41</dc:date><text:p text:style-name="P19"><text:span text:style-name="T28">do text</text:span></text:p><text:p text:style-name="P19"><text:span text:style-name="T28">from document(at=header, format='odt')</text:span></text:p></office:annotation><text:span text:style-name="T22">Import depuis header.odt</text:span></text:p>
          </table:table-cell>
          <table:table-cell office:value-type="string" table:style-name="Tableau4.A1">
            <text:p text:style-name="P12"><text:span text:style-name="Police_20_par_20_défaut"><text:span text:style-name="T23"><text:text-input text:description="">tool.getCityName()</text:text-input></text:span></text:span><text:span text:style-name="T24">, le </text:span><text:span text:style-name="T24"><text:text-input text:description="">licence_view.format_date()</text:text-input></text:span></text:p>
            <text:p text:style-name="P3"><text:span text:style-name="T25">S</text:span><text:span text:style-name="T26">PW - </text:span><text:span text:style-name="T25">Département des Permis et Autorisations</text:span></text:p>
            <text:p text:style-name="P2"><text:span text:style-name="Emphasis"><text:span text:style-name="T19">Avenue Prince de Liège, 15<text:line-break/>5100 </text:span></text:span><text:span text:style-name="Emphasis"><text:span text:style-name="T20">Namu</text:span></text:span><text:span text:style-name="Emphasis"><text:span text:style-name="T21">r</text:span></text:span></text:p>
            <text:p text:style-name="P16">RECOMMANDÉ</text:p>
          </table:table-cell>
        </table:table-row>
      </table:table>
      <text:p text:style-name="P17"/>
      <text:p text:style-name="P18"/>
      <text:p text:style-name="P13"><text:span text:style-name="T3">ATTESTATION</text:span><text:span text:style-name="T1"> d'affichage</text:span></text:p>
      <text:p text:style-name="P14"><text:span text:style-name="T5">DE DÉCISION </text:span><text:span text:style-name="T2">D</text:span><text:span text:style-name="T4">U RECOURS</text:span></text:p>
      <text:p text:style-name="P15"/>
      <text:p text:style-name="P1"/>
      <text:p text:style-name="P1"><office:annotation><dc:creator>Gauthier Bastien</dc:creator><dc:date>2011-02-16T16:12:24</dc:date><text:p text:style-name="P19"><text:span text:style-name="T31">do text if self.hasMultipleApplicants()</text:span></text:p></office:annotation><text:span text:style-name="T6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9"><text:span text:style-name="T30">do text if self.hasSingleApplicant()</text:span></text:p></office:annotation><text:span text:style-name="T6">Demandeur :</text:span> <text:text-input text:description="Demandeurs">self.getApplicantsSignaletic()</text:text-input></text:p>
      <text:p text:style-name="P1"><text:span text:style-name="T6">Objet :</text:span> <text:text-input text:description="Objet des travaux">self.getLicenceSubject()</text:text-input></text:p>
      <text:p text:style-name="P1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licence_view.get_parcels()</text:text-input></text:p>
      <text:p text:style-name="P6"/>
      <text:p text:style-name="P7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9"/>
      <text:p text:style-name="P10">Le Conseil <text:span text:style-name="T27">d’État</text:span>, section administration, peut être saisi par requête écrite, signée par l’intéressé ou par un avocat, et ce dans les 60 jours à dater de la notification de la présente.</text:p>
      <text:p text:style-name="P7"/>
      <text:p text:style-name="P8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1-02-19T08:47:41.220528627">19 février 2021</text:date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9"><text:span text:style-name="T29">do text</text:span></text:p><text:p text:style-name="P19"><text:span text:style-name="T2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paragraph-properties fo:text-align="start" style:justify-single-word="false"/>
      <style:text-properties fo:font-size="10.5pt" officeooo:paragraph-rsid="003a0c2d" style:font-name="Arial" style:font-size-asian="10.5pt" style:font-size-complex="10.5pt"/>
    </style:style>
    <style:style style:family="paragraph" style:name="P3" style:parent-style-name="UrbanBody">
      <style:paragraph-properties fo:text-align="start" style:justify-single-word="false"/>
      <style:text-properties fo:font-size="11pt" officeooo:paragraph-rsid="003a0c2d" style:font-name="arial" style:font-size-asian="11pt" style:font-size-complex="11pt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9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normal" officeooo:paragraph-rsid="001a571a" officeooo:rsid="002bef1c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0" style:parent-style-name="Text_20_body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bold" officeooo:paragraph-rsid="002e1e67" officeooo:rsid="002bef1c" style:font-name="Arial" style:font-name-complex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3a0c2d" style:font-name="Arial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a0c2d" style:font-name="Arial" style:font-size-asian="10pt" style:font-size-complex="10pt"/>
    </style:style>
    <style:style style:family="paragraph" style:name="P13" style:parent-style-name="UrbanTitle">
      <style:text-properties fo:font-size="14pt" officeooo:paragraph-rsid="003a0c2d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4pt" officeooo:paragraph-rsid="002bef1c" style:font-name="Arial" style:font-size-asian="14pt" style:font-size-complex="14pt" style:text-underline-style="none"/>
    </style:style>
    <style:style style:family="paragraph" style:name="P15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3a0c2d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 style:parent-style-name="UrbanTitle">
      <style:text-properties fo:font-size="14pt" fo:text-transform="uppercase" officeooo:paragraph-rsid="003a0c2d" officeooo:rsid="0022c4d6" style:font-name="Arial" style:font-size-asian="14pt" style:font-size-complex="14pt"/>
    </style:style>
    <style:style style:family="paragraph" style:name="P18" style:parent-style-name="UrbanTitle">
      <style:text-properties fo:font-size="14pt" fo:text-transform="uppercase" officeooo:paragraph-rsid="003a0c2d" officeooo:rsid="0022c4d6" style:font-name="Arial" style:font-size-asian="14pt" style:font-size-complex="14pt" style:text-underline-style="none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text-transform="uppercase" officeooo:rsid="002bef1c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 style:font-weight-asian="normal" style:font-weight-complex="normal"/>
    </style:style>
    <style:style style:family="text" style:name="T10">
      <style:text-properties fo:background-color="transparent" loext:char-shading-value="0" officeooo:rsid="00072bdd" style:font-weight-asian="normal" style:font-weight-complex="normal"/>
    </style:style>
    <style:style style:family="text" style:name="T11">
      <style:text-properties fo:background-color="transparent" loext:char-shading-value="0" officeooo:rsid="0003b413" style:font-weight-asian="normal" style:font-weight-complex="normal"/>
    </style:style>
    <style:style style:family="text" style:name="T12">
      <style:text-properties fo:background-color="transparent" loext:char-shading-value="0" officeooo:rsid="00051fc3" style:font-weight-asian="normal" style:font-weight-complex="normal"/>
    </style:style>
    <style:style style:family="text" style:name="T13">
      <style:text-properties fo:background-color="transparent" loext:char-shading-value="0" officeooo:rsid="00001613" style:font-weight-asian="normal" style:font-weight-complex="normal"/>
    </style:style>
    <style:style style:family="text" style:name="T14">
      <style:text-properties fo:background-color="transparent" loext:char-shading-value="0" officeooo:rsid="0001c069" style:font-weight-asian="normal" style:font-weight-complex="normal"/>
    </style:style>
    <style:style style:family="text" style:name="T15">
      <style:text-properties fo:background-color="transparent" loext:char-shading-value="0" officeooo:rsid="002bd8d1" style:font-weight-asian="normal" style:font-weight-complex="normal"/>
    </style:style>
    <style:style style:family="text" style:name="T16">
      <style:text-properties fo:background-color="transparent" loext:char-shading-value="0" officeooo:rsid="002bef1c" style:font-weight-asian="normal" style:font-weight-complex="normal"/>
    </style:style>
    <style:style style:family="text" style:name="T17">
      <style:text-properties fo:background-color="transparent" fo:font-style="normal" loext:char-shading-value="0" officeooo:rsid="002bef1c" style:font-style-asian="normal" style:font-style-complex="normal" style:font-weight-asian="normal" style:font-weight-complex="normal"/>
    </style:style>
    <style:style style:family="text" style:name="T18">
      <style:text-properties fo:background-color="transparent" fo:font-style="normal" loext:char-shading-value="0" officeooo:rsid="002ca0de" style:font-style-asian="normal" style:font-style-complex="normal" style:font-weight-asian="normal" style:font-weight-complex="normal"/>
    </style:style>
    <style:style style:family="text" style:name="T19">
      <style:text-properties fo:font-style="normal" style:font-style-asian="normal" style:font-style-complex="normal"/>
    </style:style>
    <style:style style:family="text" style:name="T20">
      <style:text-properties fo:font-style="normal" officeooo:rsid="003fb73f" style:font-style-asian="normal" style:font-style-complex="normal"/>
    </style:style>
    <style:style style:family="text" style:name="T21">
      <style:text-properties fo:font-style="normal" officeooo:rsid="003a0c2d" style:font-style-asian="normal" style:font-style-complex="normal"/>
    </style:style>
    <style:style style:family="text" style:name="T2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5">
      <style:text-properties fo:font-size="10.5pt" style:font-name="Arial" style:font-size-asian="10.5pt" style:font-size-complex="10.5pt"/>
    </style:style>
    <style:style style:family="text" style:name="T26">
      <style:text-properties fo:font-size="10.5pt" officeooo:rsid="0022109e" style:font-name="Arial" style:font-size-asian="10.5pt" style:font-size-complex="10.5pt"/>
    </style:style>
    <style:style style:family="text" style:name="T27">
      <style:text-properties officeooo:rsid="003b1856"/>
    </style:style>
    <style:style style:family="text" style:name="T2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9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1"><office:annotation><dc:creator>Gauthier Bastien</dc:creator><dc:date>2011-01-13T14:56:41</dc:date><text:p text:style-name="P19"><text:span text:style-name="T28">do text</text:span></text:p><text:p text:style-name="P19"><text:span text:style-name="T28">from document(at=header, format='odt')</text:span></text:p></office:annotation><text:span text:style-name="T22">Import depuis header.odt</text:span></text:p>
          </table:table-cell>
          <table:table-cell office:value-type="string" table:style-name="Tableau4.A1">
            <text:p text:style-name="P12"><text:span text:style-name="Police_20_par_20_défaut"><text:span text:style-name="T23"><text:text-input text:description="">tool.getCityName()</text:text-input></text:span></text:span><text:span text:style-name="T24">, le </text:span><text:span text:style-name="T24"><text:text-input text:description="">licence_view.format_date()</text:text-input></text:span></text:p>
            <text:p text:style-name="P3"><text:span text:style-name="T25">S</text:span><text:span text:style-name="T26">PW - </text:span><text:span text:style-name="T25">Département des Permis et Autorisations</text:span></text:p>
            <text:p text:style-name="P2"><text:span text:style-name="Emphasis"><text:span text:style-name="T19">Avenue Prince de Liège, 15<text:line-break/>5100 </text:span></text:span><text:span text:style-name="Emphasis"><text:span text:style-name="T20">Namu</text:span></text:span><text:span text:style-name="Emphasis"><text:span text:style-name="T21">r</text:span></text:span></text:p>
            <text:p text:style-name="P16">RECOMMANDÉ</text:p>
          </table:table-cell>
        </table:table-row>
      </table:table>
      <text:p text:style-name="P17"/>
      <text:p text:style-name="P18"/>
      <text:p text:style-name="P13"><text:span text:style-name="T3">ATTESTATION</text:span><text:span text:style-name="T1"> d'affichage</text:span></text:p>
      <text:p text:style-name="P14"><text:span text:style-name="T5">DE DÉCISION </text:span><text:span text:style-name="T2">D</text:span><text:span text:style-name="T4">U RECOURS</text:span></text:p>
      <text:p text:style-name="P15"/>
      <text:p text:style-name="P1"/>
      <text:p text:style-name="P1"><office:annotation><dc:creator>Gauthier Bastien</dc:creator><dc:date>2011-02-16T16:12:24</dc:date><text:p text:style-name="P19"><text:span text:style-name="T31">do text if self.hasMultipleApplicants()</text:span></text:p></office:annotation><text:span text:style-name="T6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9"><text:span text:style-name="T30">do text if self.hasSingleApplicant()</text:span></text:p></office:annotation><text:span text:style-name="T6">Demandeur :</text:span> <text:text-input text:description="Demandeurs">self.getApplicantsSignaletic()</text:text-input></text:p>
      <text:p text:style-name="P1"><text:span text:style-name="T6">Objet :</text:span> <text:text-input text:description="Objet des travaux">self.getLicenceSubject()</text:text-input></text:p>
      <text:p text:style-name="P1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licence_view.get_parcels()</text:text-input></text:p>
      <text:p text:style-name="P6"/>
      <text:p text:style-name="P7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9"/>
      <text:p text:style-name="P10">Le Conseil <text:span text:style-name="T27">d’État</text:span>, section administration, peut être saisi par requête écrite, signée par l’intéressé ou par un avocat, et ce dans les 60 jours à dater de la notification de la présente.</text:p>
      <text:p text:style-name="P7"/>
      <text:p text:style-name="P8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1-02-19T08:47:41.220528627">19 février 2021</text:date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9"><text:span text:style-name="T29">do text</text:span></text:p><text:p text:style-name="P19"><text:span text:style-name="T2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paragraph-properties fo:text-align="start" style:justify-single-word="false"/>
      <style:text-properties fo:font-size="10.5pt" officeooo:paragraph-rsid="003a0c2d" style:font-name="Arial" style:font-size-asian="10.5pt" style:font-size-complex="10.5pt"/>
    </style:style>
    <style:style style:family="paragraph" style:name="P3" style:parent-style-name="UrbanBody">
      <style:paragraph-properties fo:text-align="start" style:justify-single-word="false"/>
      <style:text-properties fo:font-size="11pt" officeooo:paragraph-rsid="003a0c2d" style:font-name="arial" style:font-size-asian="11pt" style:font-size-complex="11pt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9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normal" officeooo:paragraph-rsid="001a571a" officeooo:rsid="002bef1c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0" style:parent-style-name="Text_20_body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bold" officeooo:paragraph-rsid="002e1e67" officeooo:rsid="002bef1c" style:font-name="Arial" style:font-name-complex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3a0c2d" style:font-name="Arial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a0c2d" style:font-name="Arial" style:font-size-asian="10pt" style:font-size-complex="10pt"/>
    </style:style>
    <style:style style:family="paragraph" style:name="P13" style:parent-style-name="UrbanTitle">
      <style:text-properties fo:font-size="14pt" officeooo:paragraph-rsid="003a0c2d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4pt" officeooo:paragraph-rsid="002bef1c" style:font-name="Arial" style:font-size-asian="14pt" style:font-size-complex="14pt" style:text-underline-style="none"/>
    </style:style>
    <style:style style:family="paragraph" style:name="P15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3a0c2d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 style:parent-style-name="UrbanTitle">
      <style:text-properties fo:font-size="14pt" fo:text-transform="uppercase" officeooo:paragraph-rsid="003a0c2d" officeooo:rsid="0022c4d6" style:font-name="Arial" style:font-size-asian="14pt" style:font-size-complex="14pt"/>
    </style:style>
    <style:style style:family="paragraph" style:name="P18" style:parent-style-name="UrbanTitle">
      <style:text-properties fo:font-size="14pt" fo:text-transform="uppercase" officeooo:paragraph-rsid="003a0c2d" officeooo:rsid="0022c4d6" style:font-name="Arial" style:font-size-asian="14pt" style:font-size-complex="14pt" style:text-underline-style="none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text-transform="uppercase" officeooo:rsid="002bef1c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 style:font-weight-asian="normal" style:font-weight-complex="normal"/>
    </style:style>
    <style:style style:family="text" style:name="T10">
      <style:text-properties fo:background-color="transparent" loext:char-shading-value="0" officeooo:rsid="00072bdd" style:font-weight-asian="normal" style:font-weight-complex="normal"/>
    </style:style>
    <style:style style:family="text" style:name="T11">
      <style:text-properties fo:background-color="transparent" loext:char-shading-value="0" officeooo:rsid="0003b413" style:font-weight-asian="normal" style:font-weight-complex="normal"/>
    </style:style>
    <style:style style:family="text" style:name="T12">
      <style:text-properties fo:background-color="transparent" loext:char-shading-value="0" officeooo:rsid="00051fc3" style:font-weight-asian="normal" style:font-weight-complex="normal"/>
    </style:style>
    <style:style style:family="text" style:name="T13">
      <style:text-properties fo:background-color="transparent" loext:char-shading-value="0" officeooo:rsid="00001613" style:font-weight-asian="normal" style:font-weight-complex="normal"/>
    </style:style>
    <style:style style:family="text" style:name="T14">
      <style:text-properties fo:background-color="transparent" loext:char-shading-value="0" officeooo:rsid="0001c069" style:font-weight-asian="normal" style:font-weight-complex="normal"/>
    </style:style>
    <style:style style:family="text" style:name="T15">
      <style:text-properties fo:background-color="transparent" loext:char-shading-value="0" officeooo:rsid="002bd8d1" style:font-weight-asian="normal" style:font-weight-complex="normal"/>
    </style:style>
    <style:style style:family="text" style:name="T16">
      <style:text-properties fo:background-color="transparent" loext:char-shading-value="0" officeooo:rsid="002bef1c" style:font-weight-asian="normal" style:font-weight-complex="normal"/>
    </style:style>
    <style:style style:family="text" style:name="T17">
      <style:text-properties fo:background-color="transparent" fo:font-style="normal" loext:char-shading-value="0" officeooo:rsid="002bef1c" style:font-style-asian="normal" style:font-style-complex="normal" style:font-weight-asian="normal" style:font-weight-complex="normal"/>
    </style:style>
    <style:style style:family="text" style:name="T18">
      <style:text-properties fo:background-color="transparent" fo:font-style="normal" loext:char-shading-value="0" officeooo:rsid="002ca0de" style:font-style-asian="normal" style:font-style-complex="normal" style:font-weight-asian="normal" style:font-weight-complex="normal"/>
    </style:style>
    <style:style style:family="text" style:name="T19">
      <style:text-properties fo:font-style="normal" style:font-style-asian="normal" style:font-style-complex="normal"/>
    </style:style>
    <style:style style:family="text" style:name="T20">
      <style:text-properties fo:font-style="normal" officeooo:rsid="003fb73f" style:font-style-asian="normal" style:font-style-complex="normal"/>
    </style:style>
    <style:style style:family="text" style:name="T21">
      <style:text-properties fo:font-style="normal" officeooo:rsid="003a0c2d" style:font-style-asian="normal" style:font-style-complex="normal"/>
    </style:style>
    <style:style style:family="text" style:name="T2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5">
      <style:text-properties fo:font-size="10.5pt" style:font-name="Arial" style:font-size-asian="10.5pt" style:font-size-complex="10.5pt"/>
    </style:style>
    <style:style style:family="text" style:name="T26">
      <style:text-properties fo:font-size="10.5pt" officeooo:rsid="0022109e" style:font-name="Arial" style:font-size-asian="10.5pt" style:font-size-complex="10.5pt"/>
    </style:style>
    <style:style style:family="text" style:name="T27">
      <style:text-properties officeooo:rsid="003b1856"/>
    </style:style>
    <style:style style:family="text" style:name="T2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9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1"><office:annotation><dc:creator>Gauthier Bastien</dc:creator><dc:date>2011-01-13T14:56:41</dc:date><text:p text:style-name="P19"><text:span text:style-name="T28">do text</text:span></text:p><text:p text:style-name="P19"><text:span text:style-name="T28">from document(at=header, format='odt')</text:span></text:p></office:annotation><text:span text:style-name="T22">Import depuis header.odt</text:span></text:p>
          </table:table-cell>
          <table:table-cell office:value-type="string" table:style-name="Tableau4.A1">
            <text:p text:style-name="P12"><text:span text:style-name="Police_20_par_20_défaut"><text:span text:style-name="T23"><text:text-input text:description="">tool.getCityName()</text:text-input></text:span></text:span><text:span text:style-name="T24">, le </text:span><text:span text:style-name="T24"><text:text-input text:description="">licence_view.format_date()</text:text-input></text:span></text:p>
            <text:p text:style-name="P3"><text:span text:style-name="T25">S</text:span><text:span text:style-name="T26">PW - </text:span><text:span text:style-name="T25">Département des Permis et Autorisations</text:span></text:p>
            <text:p text:style-name="P2"><text:span text:style-name="Emphasis"><text:span text:style-name="T19">Avenue Prince de Liège, 15<text:line-break/>5100 </text:span></text:span><text:span text:style-name="Emphasis"><text:span text:style-name="T20">Namu</text:span></text:span><text:span text:style-name="Emphasis"><text:span text:style-name="T21">r</text:span></text:span></text:p>
            <text:p text:style-name="P16">RECOMMANDÉ</text:p>
          </table:table-cell>
        </table:table-row>
      </table:table>
      <text:p text:style-name="P17"/>
      <text:p text:style-name="P18"/>
      <text:p text:style-name="P13"><text:span text:style-name="T3">ATTESTATION</text:span><text:span text:style-name="T1"> d'affichage</text:span></text:p>
      <text:p text:style-name="P14"><text:span text:style-name="T5">DE DÉCISION </text:span><text:span text:style-name="T2">D</text:span><text:span text:style-name="T4">U RECOURS</text:span></text:p>
      <text:p text:style-name="P15"/>
      <text:p text:style-name="P1"/>
      <text:p text:style-name="P1"><office:annotation><dc:creator>Gauthier Bastien</dc:creator><dc:date>2011-02-16T16:12:24</dc:date><text:p text:style-name="P19"><text:span text:style-name="T31">do text if self.hasMultipleApplicants()</text:span></text:p></office:annotation><text:span text:style-name="T6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9"><text:span text:style-name="T30">do text if self.hasSingleApplicant()</text:span></text:p></office:annotation><text:span text:style-name="T6">Demandeur :</text:span> <text:text-input text:description="Demandeurs">self.getApplicantsSignaletic()</text:text-input></text:p>
      <text:p text:style-name="P1"><text:span text:style-name="T6">Objet :</text:span> <text:text-input text:description="Objet des travaux">self.getLicenceSubject()</text:text-input></text:p>
      <text:p text:style-name="P1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licence_view.get_parcels()</text:text-input></text:p>
      <text:p text:style-name="P6"/>
      <text:p text:style-name="P7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9"/>
      <text:p text:style-name="P10">Le Conseil <text:span text:style-name="T27">d’État</text:span>, section administration, peut être saisi par requête écrite, signée par l’intéressé ou par un avocat, et ce dans les 60 jours à dater de la notification de la présente.</text:p>
      <text:p text:style-name="P7"/>
      <text:p text:style-name="P8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1-02-19T08:47:41.220528627">19 février 2021</text:date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9"><text:span text:style-name="T29">do text</text:span></text:p><text:p text:style-name="P19"><text:span text:style-name="T2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paragraph-properties fo:text-align="start" style:justify-single-word="false"/>
      <style:text-properties fo:font-size="10.5pt" officeooo:paragraph-rsid="003a0c2d" style:font-name="Arial" style:font-size-asian="10.5pt" style:font-size-complex="10.5pt"/>
    </style:style>
    <style:style style:family="paragraph" style:name="P3" style:parent-style-name="UrbanBody">
      <style:paragraph-properties fo:text-align="start" style:justify-single-word="false"/>
      <style:text-properties fo:font-size="11pt" officeooo:paragraph-rsid="003a0c2d" style:font-name="arial" style:font-size-asian="11pt" style:font-size-complex="11pt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9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normal" officeooo:paragraph-rsid="001a571a" officeooo:rsid="002bef1c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0" style:parent-style-name="Text_20_body">
      <style:paragraph-properties fo:line-height="115%" fo:margin-left="0cm" fo:margin-right="0cm" fo:text-align="justify" fo:text-indent="0cm" style:auto-text-indent="false" style:justify-single-word="false" style:writing-mode="page"/>
      <style:text-properties fo:background-color="transparent" fo:font-size="10.5pt" fo:font-style="normal" fo:font-weight="bold" officeooo:paragraph-rsid="002e1e67" officeooo:rsid="002bef1c" style:font-name="Arial" style:font-name-complex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3a0c2d" style:font-name="Arial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a0c2d" style:font-name="Arial" style:font-size-asian="10pt" style:font-size-complex="10pt"/>
    </style:style>
    <style:style style:family="paragraph" style:name="P13" style:parent-style-name="UrbanTitle">
      <style:text-properties fo:font-size="14pt" officeooo:paragraph-rsid="003a0c2d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4pt" officeooo:paragraph-rsid="002bef1c" style:font-name="Arial" style:font-size-asian="14pt" style:font-size-complex="14pt" style:text-underline-style="none"/>
    </style:style>
    <style:style style:family="paragraph" style:name="P15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3a0c2d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 style:parent-style-name="UrbanTitle">
      <style:text-properties fo:font-size="14pt" fo:text-transform="uppercase" officeooo:paragraph-rsid="003a0c2d" officeooo:rsid="0022c4d6" style:font-name="Arial" style:font-size-asian="14pt" style:font-size-complex="14pt"/>
    </style:style>
    <style:style style:family="paragraph" style:name="P18" style:parent-style-name="UrbanTitle">
      <style:text-properties fo:font-size="14pt" fo:text-transform="uppercase" officeooo:paragraph-rsid="003a0c2d" officeooo:rsid="0022c4d6" style:font-name="Arial" style:font-size-asian="14pt" style:font-size-complex="14pt" style:text-underline-style="none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text-transform="uppercase" officeooo:rsid="002bef1c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 style:font-weight-asian="normal" style:font-weight-complex="normal"/>
    </style:style>
    <style:style style:family="text" style:name="T10">
      <style:text-properties fo:background-color="transparent" loext:char-shading-value="0" officeooo:rsid="00072bdd" style:font-weight-asian="normal" style:font-weight-complex="normal"/>
    </style:style>
    <style:style style:family="text" style:name="T11">
      <style:text-properties fo:background-color="transparent" loext:char-shading-value="0" officeooo:rsid="0003b413" style:font-weight-asian="normal" style:font-weight-complex="normal"/>
    </style:style>
    <style:style style:family="text" style:name="T12">
      <style:text-properties fo:background-color="transparent" loext:char-shading-value="0" officeooo:rsid="00051fc3" style:font-weight-asian="normal" style:font-weight-complex="normal"/>
    </style:style>
    <style:style style:family="text" style:name="T13">
      <style:text-properties fo:background-color="transparent" loext:char-shading-value="0" officeooo:rsid="00001613" style:font-weight-asian="normal" style:font-weight-complex="normal"/>
    </style:style>
    <style:style style:family="text" style:name="T14">
      <style:text-properties fo:background-color="transparent" loext:char-shading-value="0" officeooo:rsid="0001c069" style:font-weight-asian="normal" style:font-weight-complex="normal"/>
    </style:style>
    <style:style style:family="text" style:name="T15">
      <style:text-properties fo:background-color="transparent" loext:char-shading-value="0" officeooo:rsid="002bd8d1" style:font-weight-asian="normal" style:font-weight-complex="normal"/>
    </style:style>
    <style:style style:family="text" style:name="T16">
      <style:text-properties fo:background-color="transparent" loext:char-shading-value="0" officeooo:rsid="002bef1c" style:font-weight-asian="normal" style:font-weight-complex="normal"/>
    </style:style>
    <style:style style:family="text" style:name="T17">
      <style:text-properties fo:background-color="transparent" fo:font-style="normal" loext:char-shading-value="0" officeooo:rsid="002bef1c" style:font-style-asian="normal" style:font-style-complex="normal" style:font-weight-asian="normal" style:font-weight-complex="normal"/>
    </style:style>
    <style:style style:family="text" style:name="T18">
      <style:text-properties fo:background-color="transparent" fo:font-style="normal" loext:char-shading-value="0" officeooo:rsid="002ca0de" style:font-style-asian="normal" style:font-style-complex="normal" style:font-weight-asian="normal" style:font-weight-complex="normal"/>
    </style:style>
    <style:style style:family="text" style:name="T19">
      <style:text-properties fo:font-style="normal" style:font-style-asian="normal" style:font-style-complex="normal"/>
    </style:style>
    <style:style style:family="text" style:name="T20">
      <style:text-properties fo:font-style="normal" officeooo:rsid="003fb73f" style:font-style-asian="normal" style:font-style-complex="normal"/>
    </style:style>
    <style:style style:family="text" style:name="T21">
      <style:text-properties fo:font-style="normal" officeooo:rsid="003a0c2d" style:font-style-asian="normal" style:font-style-complex="normal"/>
    </style:style>
    <style:style style:family="text" style:name="T2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5">
      <style:text-properties fo:font-size="10.5pt" style:font-name="Arial" style:font-size-asian="10.5pt" style:font-size-complex="10.5pt"/>
    </style:style>
    <style:style style:family="text" style:name="T26">
      <style:text-properties fo:font-size="10.5pt" officeooo:rsid="0022109e" style:font-name="Arial" style:font-size-asian="10.5pt" style:font-size-complex="10.5pt"/>
    </style:style>
    <style:style style:family="text" style:name="T27">
      <style:text-properties officeooo:rsid="003b1856"/>
    </style:style>
    <style:style style:family="text" style:name="T2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9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1"><office:annotation><dc:creator>Gauthier Bastien</dc:creator><dc:date>2011-01-13T14:56:41</dc:date><text:p text:style-name="P19"><text:span text:style-name="T28">do text</text:span></text:p><text:p text:style-name="P19"><text:span text:style-name="T28">from document(at=header, format='odt')</text:span></text:p></office:annotation><text:span text:style-name="T22">Import depuis header.odt</text:span></text:p>
          </table:table-cell>
          <table:table-cell office:value-type="string" table:style-name="Tableau4.A1">
            <text:p text:style-name="P12"><text:span text:style-name="Police_20_par_20_défaut"><text:span text:style-name="T23"><text:text-input text:description="">tool.getCityName()</text:text-input></text:span></text:span><text:span text:style-name="T24">, le </text:span><text:span text:style-name="T24"><text:text-input text:description="">licence_view.format_date()</text:text-input></text:span></text:p>
            <text:p text:style-name="P3"><text:span text:style-name="T25">S</text:span><text:span text:style-name="T26">PW - </text:span><text:span text:style-name="T25">Département des Permis et Autorisations</text:span></text:p>
            <text:p text:style-name="P2"><text:span text:style-name="Emphasis"><text:span text:style-name="T19">Avenue Prince de Liège, 15<text:line-break/>5100 </text:span></text:span><text:span text:style-name="Emphasis"><text:span text:style-name="T20">Namu</text:span></text:span><text:span text:style-name="Emphasis"><text:span text:style-name="T21">r</text:span></text:span></text:p>
            <text:p text:style-name="P16">RECOMMANDÉ</text:p>
          </table:table-cell>
        </table:table-row>
      </table:table>
      <text:p text:style-name="P17"/>
      <text:p text:style-name="P18"/>
      <text:p text:style-name="P13"><text:span text:style-name="T3">ATTESTATION</text:span><text:span text:style-name="T1"> d'affichage</text:span></text:p>
      <text:p text:style-name="P14"><text:span text:style-name="T5">DE DÉCISION </text:span><text:span text:style-name="T2">D</text:span><text:span text:style-name="T4">U RECOURS</text:span></text:p>
      <text:p text:style-name="P15"/>
      <text:p text:style-name="P1"/>
      <text:p text:style-name="P1"><office:annotation><dc:creator>Gauthier Bastien</dc:creator><dc:date>2011-02-16T16:12:24</dc:date><text:p text:style-name="P19"><text:span text:style-name="T31">do text if self.hasMultipleApplicants()</text:span></text:p></office:annotation><text:span text:style-name="T6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9"><text:span text:style-name="T30">do text if self.hasSingleApplicant()</text:span></text:p></office:annotation><text:span text:style-name="T6">Demandeur :</text:span> <text:text-input text:description="Demandeurs">self.getApplicantsSignaletic()</text:text-input></text:p>
      <text:p text:style-name="P1"><text:span text:style-name="T6">Objet :</text:span> <text:text-input text:description="Objet des travaux">self.getLicenceSubject()</text:text-input></text:p>
      <text:p text:style-name="P1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licence_view.get_parcels()</text:text-input></text:p>
      <text:p text:style-name="P6"/>
      <text:p text:style-name="P7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9"/>
      <text:p text:style-name="P10">Le Conseil <text:span text:style-name="T27">d’État</text:span>, section administration, peut être saisi par requête écrite, signée par l’intéressé ou par un avocat, et ce dans les 60 jours à dater de la notification de la présente.</text:p>
      <text:p text:style-name="P7"/>
      <text:p text:style-name="P8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1-02-19T08:47:41.220528627">19 février 2021</text:date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9"><text:span text:style-name="T29">do text</text:span></text:p><text:p text:style-name="P19"><text:span text:style-name="T29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1-02-19T08:47:41.118311308</dc:date>
    <meta:editing-duration>PT21M1S</meta:editing-duration>
    <meta:editing-cycles>29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186" meta:character-count="1268" meta:non-whitespace-character-count="1120"/>
  </office:meta>
</office:document-meta>
</file>